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67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39cm" fo:min-width="2.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35cm"/>
    </style:style>
    <style:style style:name="gr20" style:family="graphic" style:parent-style-name="standard">
      <style:graphic-properties draw:stroke="none" draw:fill="none" fo:min-height="0.71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917cm" svg:x="0.873cm" svg:y="1.188cm">
          <draw:text-box>
            <text:p><text:span text:style-name="T1">LEGEND:</text:span></text:p>
            <text:p><text:span text:style-name="T1">Smaller </text:span><text:span text:style-name="T1">circles list </text:span><text:span text:style-name="T1">actions that </text:span><text:span text:style-name="T1">are run when </text:span><text:span text:style-name="T1">the UD </text:span><text:span text:style-name="T1">matches the </text:span><text:span text:style-name="T1">condition on </text:span><text:span text:style-name="T1">the arrows.</text:span></text:p>
          </draw:text-box>
        </draw:frame>
        <draw:frame draw:style-name="gr2" draw:text-style-name="P2" draw:layer="layout" svg:width="2.443cm" svg:height="0.965cm" svg:x="3.286cm" svg:y="1.381cm">
          <draw:text-box>
            <text:p><text:span text:style-name="T2">UD=user data </text:span><text:span text:style-name="T2">shared between </text:span><text:span text:style-name="T2">the states</text:span></text:p>
          </draw:text-box>
        </draw:frame>
        <draw:custom-shape draw:style-name="gr3" draw:text-style-name="P4" xml:id="id23" draw:id="id23" draw:layer="layout" svg:width="2.51cm" svg:height="1.189cm" svg:x="2.27cm" svg:y="5.826cm">
          <text:p text:style-name="P3"><text:span text:style-name="T3">setup_state</text:span></text:p>
          <text:p text:style-name="P3"><text:span text:style-name="T3">Start ros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.047cm" svg:height="1.321cm" svg:x="10.779cm" svg:y="12.684cm">
          <text:p text:style-name="P3"><text:span text:style-name="T4">Shut down human</text:span></text:p>
          <text:p text:style-name="P3"><text:span text:style-name="T4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047cm" svg:height="1.321cm" svg:x="10.764cm" svg:y="15.651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047cm" svg:height="1.321cm" svg:x="10.779cm" svg:y="17.124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3"><text:span text:style-name="T4">Start up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2.047cm" svg:height="1.321cm" svg:x="10.779cm" svg:y="18.572cm"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4.318cm" svg:height="0.991cm" svg:x="1.381cm" svg:y="7.985cm">
          <text:p text:style-name="P3"><text:span text:style-name="T3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4">return</text:span></text:p>
            <text:p><text:span text:style-name="T4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4">if</text:span></text:p>
            <text:p><text:span text:style-name="T4">start_sanitization</text:span></text:p>
            <text:p><text:span text:style-name="T4">return</text:span></text:p>
            <text:p><text:span text:style-name="T4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12.811cm" svg:y1="14.864cm" svg:x2="17.8cm" svg:y2="14.374cm" draw:start-shape="id3" draw:start-glue-point="10" svg:d="M12811 14864c4117 0 1623-490 4989-490" svg:viewBox="0 0 4990 491">
          <text:p/>
        </draw:connector>
        <draw:frame draw:style-name="gr11" draw:text-style-name="P8" draw:layer="layout" svg:width="1.92cm" svg:height="0.49cm" svg:x="15.262cm" svg:y="13.972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4" draw:start-glue-point="6" draw:end-shape="id5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4">return</text:span></text:p>
            <text:p><text:span text:style-name="T4">go_to_monitor_control</text:span></text:p>
          </draw:text-box>
        </draw:frame>
        <draw:connector draw:style-name="gr8" draw:text-style-name="P9" draw:layer="layout" draw:type="curve" svg:x1="13.292cm" svg:y1="10.014cm" svg:x2="12.527cm" svg:y2="17.317cm" draw:start-shape="id6" draw:start-glue-point="6" draw:end-shape="id7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4">Wrong 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8" draw:start-glue-point="10" draw:end-shape="id9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7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4">Error</text:span></text:p>
          </draw:text-box>
        </draw:frame>
        <draw:custom-shape draw:style-name="gr12" draw:text-style-name="P4" xml:id="id10" draw:id="id10" draw:layer="layout" svg:width="5.715cm" svg:height="2.261cm" svg:x="1cm" svg:y="13.979cm"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0" draw:end-glue-point="11" svg:d="M10779 11937c-3268 0-4901 791-4901 2373" svg:viewBox="0 0 4902 2374">
          <text:p/>
        </draw:connector>
        <draw:connector draw:style-name="gr8" draw:text-style-name="P9" draw:layer="layout" draw:type="curve" draw:line-skew="0cm -0.561cm" svg:x1="6.101cm" svg:y1="14.972cm" svg:x2="11.063cm" svg:y2="15.331cm" draw:start-shape="id11" draw:start-glue-point="10" draw:end-shape="id3" draw:end-glue-point="7" svg:d="M6101 14972c3496 0 2913 246 3280 386s1682 172 1682-27" svg:viewBox="0 0 4963 500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0" draw:start-glue-point="9" draw:end-shape="id10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4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36cm" svg:y="10.779cm">
          <text:p text:style-name="P3"><text:span text:style-name="T4">Shut down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21cm" svg:y="12.506cm">
          <text:p text:style-name="P3"><text:span text:style-name="T4">Shut down 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5" draw:start-glue-point="10" draw:end-shape="id12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4">return</text:span></text:p>
            <text:p><text:span text:style-name="T4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3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4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5" draw:start-glue-point="6" draw:end-shape="id13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4">If </text:span></text:p>
            <text:p><text:span text:style-name="T4">stop_sanitization</text:span></text:p>
            <text:p><text:span text:style-name="T4">Or</text:span></text:p>
            <text:p><text:span text:style-name="T4">turn_off_sentry</text:span></text:p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5" draw:start-glue-point="7" draw:end-shape="id14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4">return</text:span></text:p>
            <text:p><text:span text:style-name="T4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4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4">Control_human_detection</text:span></text:p>
          </draw:text-box>
        </draw:frame>
        <draw:custom-shape draw:style-name="gr15" draw:text-style-name="P4" xml:id="id15" draw:id="id15" draw:layer="layout" svg:width="4.064cm" svg:height="0.991cm" svg:x="21.447cm" svg:y="5.089cm">
          <text:p text:style-name="P3"><text:span text:style-name="T3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5" draw:start-glue-point="10" draw:end-shape="id15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2" draw:start-glue-point="10" draw:end-shape="id15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5" draw:start-glue-point="8" draw:end-shape="id14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4">return</text:span></text:p>
            <text:p><text:span text:style-name="T4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4">return</text:span></text:p>
            <text:p><text:span text:style-name="T4">start_human_detection</text:span></text:p>
          </draw:text-box>
        </draw:frame>
        <draw:custom-shape draw:style-name="gr4" draw:text-style-name="P5" xml:id="id4" draw:id="id4" draw:layer="layout" svg:width="2.047cm" svg:height="1.321cm" svg:x="13.137cm" svg:y="1.179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.047cm" svg:height="1.321cm" svg:x="13.237cm" svg:y="2.6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2.047cm" svg:height="1.321cm" svg:x="13.222cm" svg:y="6.506cm">
          <text:p text:style-name="P3"><text:span text:style-name="T4">Turn off lights</text:span></text:p>
          <text:p text:style-name="P3"><text:span text:style-name="T4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9" draw:id="id9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18" draw:id="id18" draw:layer="layout" svg:width="2.159cm" svg:height="0.727cm" svg:x="17.637cm" svg:y="1.686cm">
          <draw:text-box>
            <text:p><text:span text:style-name="T4">timer_compl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4">monitor_control</text:span></text:p>
          </draw:text-box>
        </draw:frame>
        <draw:frame draw:style-name="gr17" draw:text-style-name="P8" xml:id="id17" draw:id="id17" draw:layer="layout" svg:width="2.682cm" svg:height="0.543cm" svg:x="17.56cm" svg:y="2.97cm">
          <draw:text-box>
            <text:p><text:span text:style-name="T4">turn_off_sentry</text:span></text:p>
          </draw:text-box>
        </draw:frame>
        <draw:connector draw:style-name="gr8" draw:text-style-name="P10" draw:layer="layout" draw:type="curve" svg:x1="13.237cm" svg:y1="3.276cm" svg:x2="12.512cm" svg:y2="14.396cm" draw:start-shape="id16" draw:start-glue-point="6" draw:end-shape="id3" draw:end-glue-point="11" svg:d="M13237 3276c-484 0-725 3706-725 11120" svg:viewBox="0 0 726 11121">
          <text:p/>
        </draw:connector>
        <draw:connector draw:style-name="gr18" draw:text-style-name="P10" draw:layer="layout" draw:type="curve" svg:x1="17.56cm" svg:y1="3.241cm" svg:x2="15.284cm" svg:y2="3.276cm" draw:start-shape="id17" draw:start-glue-point="3" draw:end-shape="id16" draw:end-glue-point="10" svg:d="M17560 3241c-1705 0-568 35-2276 35" svg:viewBox="0 0 2277 36">
          <text:p/>
        </draw:connector>
        <draw:connector draw:style-name="gr18" draw:text-style-name="P10" draw:layer="layout" draw:type="curve" svg:x1="17.637cm" svg:y1="2.049cm" svg:x2="15.184cm" svg:y2="1.84cm" draw:start-shape="id18" draw:start-glue-point="3" draw:end-shape="id4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19" draw:start-glue-point="3" draw:end-shape="id20" draw:end-glue-point="10" svg:d="M17637 6646c-1774 0-591 521-2368 521" svg:viewBox="0 0 2369 522">
          <text:p/>
        </draw:connector>
        <draw:frame draw:style-name="gr9" draw:text-style-name="P8" xml:id="id19" draw:id="id19" draw:layer="layout" svg:width="2.413cm" svg:height="0.727cm" svg:x="17.637cm" svg:y="6.283cm">
          <draw:text-box>
            <text:p><text:span text:style-name="T4">pause_sanitization</text:span></text:p>
          </draw:text-box>
        </draw:frame>
        <draw:custom-shape draw:style-name="gr4" draw:text-style-name="P5" xml:id="id22" draw:id="id22" draw:layer="layout" svg:width="2.047cm" svg:height="1.321cm" svg:x="13.265cm" svg:y="7.937cm">
          <text:p text:style-name="P3"><text:span text:style-name="T4">Turn on lights</text:span></text:p>
          <text:p text:style-name="P3"><text:span text:style-name="T4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1" draw:end-shape="id22" draw:end-glue-point="10" svg:d="M17610 7643c-1722 0-573 955-2298 955" svg:viewBox="0 0 2299 956">
          <text:p/>
        </draw:connector>
        <draw:frame draw:style-name="gr9" draw:text-style-name="P8" xml:id="id21" draw:id="id21" draw:layer="layout" svg:width="2.413cm" svg:height="0.727cm" svg:x="17.61cm" svg:y="7.28cm">
          <draw:text-box>
            <text:p><text:span text:style-name="T4">start_sanitization</text:span></text:p>
          </draw:text-box>
        </draw:frame>
        <draw:connector draw:style-name="gr8" draw:text-style-name="P10" draw:layer="layout" draw:type="curve" svg:x1="13.222cm" svg:y1="7.167cm" svg:x2="11.922cm" svg:y2="6.143cm" draw:start-shape="id20" draw:start-glue-point="6" draw:end-shape="id9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2" draw:start-glue-point="6" draw:end-shape="id9" draw:end-glue-point="7" svg:d="M13265 8598c-2766 0-2429 1183-674 1183" svg:viewBox="0 0 2036 1184">
          <text:p/>
        </draw:connector>
        <draw:custom-shape draw:style-name="gr4" draw:text-style-name="P5" xml:id="id6" draw:id="id6" draw:layer="layout" svg:width="2.047cm" svg:height="1.321cm" svg:x="13.292cm" svg:y="9.353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2cm" svg:height="0.727cm" svg:x="11.16cm" svg:y="3.924cm">
          <draw:text-box>
            <text:p><text:span text:style-name="T4">return</text:span><text:span text:style-name="T4"><text:line-break/></text:span><text:span text:style-name="T4">turn_off_sentry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4">return</text:span></text:p>
            <text:p><text:span text:style-name="T4">turn_off_human_detection</text:span></text:p>
          </draw:text-box>
        </draw:frame>
        <draw:connector draw:style-name="gr8" draw:text-style-name="P9" draw:layer="layout" draw:type="curve" svg:x1="3.525cm" svg:y1="7.015cm" svg:x2="3.54cm" svg:y2="7.985cm" draw:start-shape="id23" draw:start-glue-point="8" draw:end-shape="id1" draw:end-glue-point="4" svg:d="M3525 7015c0 727 15 243 15 970" svg:viewBox="0 0 16 971">
          <text:p/>
        </draw:connector>
        <draw:connector draw:style-name="gr18" draw:text-style-name="P9" draw:layer="layout" draw:type="curve" svg:x1="2.752cm" svg:y1="3.916cm" svg:x2="3.525cm" svg:y2="5.826cm" draw:end-shape="id23" draw:end-glue-point="4" svg:d="M2752 3916c0 1056 773 101 773 1910" svg:viewBox="0 0 774 1911">
          <text:p/>
        </draw:connector>
        <draw:custom-shape draw:style-name="gr4" draw:text-style-name="P5" xml:id="id24" draw:id="id24" draw:layer="layout" svg:width="2.047cm" svg:height="1.321cm" svg:x="22.321cm" svg:y="14.206cm">
          <text:p text:style-name="P3"><text:span text:style-name="T4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428cm" svg:x1="24.069cm" svg:y1="15.334cm" svg:x2="25.474cm" svg:y2="15.684cm" draw:start-shape="id24" draw:start-glue-point="9" svg:d="M24069 15334c0 399 1405 224 1405 350" svg:viewBox="0 0 1406 351">
          <text:p/>
        </draw:connector>
        <draw:frame draw:style-name="gr19" draw:text-style-name="P8" draw:layer="layout" svg:width="1.051cm" svg:height="0.6cm" svg:x="25.384cm" svg:y="15.478cm">
          <draw:text-box>
            <text:p><text:span text:style-name="T4">error</text:span></text:p>
          </draw:text-box>
        </draw:frame>
        <draw:connector draw:style-name="gr18" draw:text-style-name="P9" draw:layer="layout" draw:type="curve" svg:x1="17.311cm" svg:y1="8.544cm" svg:x2="15.04cm" svg:y2="9.546cm" draw:start-shape="id25" draw:start-glue-point="3" draw:end-shape="id6" draw:end-glue-point="11" svg:d="M17311 8544c-1514 0-2271 334-2271 1002" svg:viewBox="0 0 2272 1003">
          <text:p/>
        </draw:connector>
        <draw:frame draw:style-name="gr9" draw:text-style-name="P8" xml:id="id25" draw:id="id25" draw:layer="layout" svg:width="2.413cm" svg:height="0.727cm" svg:x="17.311cm" svg:y="8.181cm">
          <draw:text-box>
            <text:p><text:span text:style-name="T4">wrong_data</text:span></text:p>
          </draw:text-box>
        </draw:frame>
        <draw:custom-shape draw:style-name="gr4" draw:text-style-name="P5" xml:id="id26" draw:id="id26" draw:layer="layout" svg:width="2.047cm" svg:height="1.321cm" svg:x="1.381cm" svg:y="14.335cm">
          <text:p text:style-name="P3"><text:span text:style-name="T4">Turn on lights</text:span></text:p>
          <text:p text:style-name="P3"><text:span text:style-name="T4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4.191cm" svg:height="0.965cm" svg:x="1.889cm" svg:y="15.656cm">
          <draw:text-box>
            <text:p><text:span text:style-name="T4">monitor_for_human_detection_started</text:span></text:p>
          </draw:text-box>
        </draw:frame>
        <draw:custom-shape draw:style-name="gr4" draw:text-style-name="P5" xml:id="id11" draw:id="id11" draw:layer="layout" svg:width="2.047cm" svg:height="1.321cm" svg:x="4.054cm" svg:y="14.311cm">
          <text:p text:style-name="P3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1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4">human_detected_true</text:span></text:p>
          </draw:text-box>
        </draw:frame>
        <draw:connector draw:style-name="gr8" draw:text-style-name="P9" draw:layer="layout" draw:type="curve" svg:x1="1.68cm" svg:y1="15.463cm" svg:x2="10.779cm" svg:y2="19.233cm" draw:start-shape="id26" draw:start-glue-point="7" draw:end-shape="id8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26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4">human_detected_false</text:span></text:p>
          </draw:text-box>
        </draw:frame>
        <draw:custom-shape draw:style-name="gr21" draw:text-style-name="P13" xml:id="id28" draw:id="id28" draw:layer="layout" svg:width="2.047cm" svg:height="0.737cm" svg:x="13.237cm" svg:y="5.499cm">
          <text:p text:style-name="P11"><text:span text:style-name="T4"/></text:p>
          <text:p text:style-name="P11"><text:span text:style-name="T4">Turn off lights</text:span></text:p>
          <text:p text:style-name="P11"><text:span text:style-name="T4">Publish to remote once</text:span></text:p>
          <text:p text:style-name="P1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27" draw:id="id27" draw:layer="layout" svg:width="2.682cm" svg:height="0.796cm" svg:x="17.56cm" svg:y="4.771cm">
          <draw:text-box>
            <text:p><text:span text:style-name="T4">human_detected_true</text:span></text:p>
            <text:p><text:span text:style-name="T4"/></text:p>
          </draw:text-box>
        </draw:frame>
        <draw:connector draw:style-name="gr18" draw:text-style-name="P10" draw:layer="layout" draw:type="curve" svg:x1="17.56cm" svg:y1="5.169cm" svg:x2="15.284cm" svg:y2="5.868cm" draw:start-shape="id27" draw:start-glue-point="3" draw:end-shape="id28" draw:end-glue-point="10" svg:d="M17560 5169c-1671 0-533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28" draw:start-glue-point="6" draw:end-shape="id9" draw:end-glue-point="6" svg:d="M13237 5868c-2724 0-2066 276-1315 276" svg:viewBox="0 0 1974 277">
          <text:p/>
        </draw:connector>
        <draw:custom-shape draw:style-name="gr4" draw:text-style-name="P13" xml:id="id30" draw:id="id30" draw:layer="layout" svg:width="2.047cm" svg:height="1.321cm" svg:x="13.237cm" svg:y="4.0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29" draw:id="id29" draw:layer="layout" svg:width="2.085cm" svg:height="0.49cm" svg:x="17.601cm" svg:y="4.118cm">
          <draw:text-box>
            <text:p><text:span text:style-name="T4">stop_sanitization</text:span></text:p>
          </draw:text-box>
        </draw:frame>
        <draw:connector draw:style-name="gr18" draw:text-style-name="P10" draw:layer="layout" draw:type="curve" svg:x1="17.601cm" svg:y1="4.363cm" svg:x2="15.284cm" svg:y2="4.676cm" draw:start-shape="id29" draw:start-glue-point="3" draw:end-shape="id30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31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0" draw:start-glue-point="6" draw:end-shape="id31" draw:end-glue-point="5" svg:d="M13237 4676c-1440 0-2159 2733-2159 8201" svg:viewBox="0 0 2160 8202">
          <text:p/>
        </draw:connector>
        <draw:frame draw:style-name="gr23" draw:text-style-name="P2" draw:layer="layout" svg:width="2.443cm" svg:height="0.727cm" svg:x="2.113cm" svg:y="3.486cm">
          <draw:text-box>
            <text:p><text:span text:style-name="T2">START</text:span></text:p>
          </draw:text-box>
        </draw:frame>
        <draw:frame draw:style-name="gr22" draw:text-style-name="P8" xml:id="id32" draw:id="id32" draw:layer="layout" svg:width="2.682cm" svg:height="0.796cm" svg:x="17.891cm" svg:y="5.538cm">
          <draw:text-box>
            <text:p><text:span text:style-name="T4">human_detected_false</text:span></text:p>
            <text:p><text:span text:style-name="T4"/></text:p>
          </draw:text-box>
        </draw:frame>
        <draw:custom-shape draw:style-name="gr21" draw:text-style-name="P13" xml:id="id33" draw:id="id33" draw:layer="layout" svg:width="2.047cm" svg:height="0.737cm" svg:x="14.843cm" svg:y="6.08cm">
          <text:p text:style-name="P11"><text:span text:style-name="T4"/></text:p>
          <text:p text:style-name="P11"><text:span text:style-name="T5">A</text:span><text:span text:style-name="T5">ll</text:span><text:span text:style-name="T5">o</text:span><text:span text:style-name="T5">w</text:span><text:span text:style-name="T5"> </text:span><text:span text:style-name="T5">f</text:span><text:span text:style-name="T5">o</text:span><text:span text:style-name="T5">r </text:span><text:span text:style-name="T5">p</text:span><text:span text:style-name="T5">u</text:span><text:span text:style-name="T5">b</text:span><text:span text:style-name="T5">li</text:span><text:span text:style-name="T5">s</text:span><text:span text:style-name="T5">h</text:span><text:span text:style-name="T5">i</text:span><text:span text:style-name="T5">n</text:span><text:span text:style-name="T5">g </text:span></text:p>
          <text:p text:style-name="P11"><text:span text:style-name="T5">H</text:span><text:span text:style-name="T5">u</text:span><text:span text:style-name="T5">m</text:span><text:span text:style-name="T5">a</text:span><text:span text:style-name="T5">n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 </text:span><text:span text:style-name="T5">t</text:span><text:span text:style-name="T5">o 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/text:p>
          <text:p text:style-name="P1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9.232cm" svg:y1="5.538cm" svg:x2="16.591cm" svg:y2="6.188cm" draw:start-shape="id32" draw:end-shape="id33" draw:end-glue-point="11" svg:d="M19232 5538c0-750-2641-1075-2641 650" svg:viewBox="0 0 2642 1258">
          <text:p/>
        </draw:connector>
        <draw:connector draw:style-name="gr8" draw:text-style-name="P10" draw:layer="layout" draw:type="curve" svg:x1="14.843cm" svg:y1="6.449cm" svg:x2="11.922cm" svg:y2="6.144cm" draw:start-shape="id33" draw:start-glue-point="6" draw:end-shape="id9" draw:end-glue-point="6" svg:d="M14843 6449c-5133 0-3672-305-2921-305" svg:viewBox="0 0 3704 3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1-11-24T16:53:11.031112006</dc:date>
    <meta:editing-duration>PT12H18M34S</meta:editing-duration>
    <meta:editing-cycles>32</meta:editing-cycles>
    <meta:generator>LibreOffice/6.0.7.3$Linux_AARCH64 LibreOffice_project/00m0$Build-3</meta:generator>
    <meta:document-statistic meta:object-count="104"/>
  </office:meta>
</office:document-meta>
</file>